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4">
      <style:paragraph-properties>
        <style:tab-stops>
          <style:tab-stop style:position="6.3354in" style:type="right" style:leader-style="dotted" style:leader-text="."/>
        </style:tab-stops>
      </style:paragraph-properties>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List" style:list-style-name="L3"/>
    <style:style style:name="P90" style:family="paragraph" style:parent-style-name="Text_20_body" style:list-style-name="List_20_1"/>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Heading_20_4">
      <style:text-properties fo:color="#000000"/>
    </style:style>
    <style:style style:name="P95" style:family="paragraph" style:parent-style-name="Heading_20_4">
      <style:paragraph-properties fo:margin-left="0in" fo:margin-right="0in" fo:text-indent="0in" style:auto-text-indent="false"/>
    </style:style>
    <style:style style:name="P96" style:family="paragraph" style:parent-style-name="Heading_20_2">
      <style:text-properties fo:color="#000000"/>
    </style:style>
    <style:style style:name="P97" style:family="paragraph" style:parent-style-name="Heading_20_1">
      <style:paragraph-properties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Heading_20_3">
      <style:text-properties fo:color="#000000"/>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8</text:p>
          <text:p text:style-name="P87">1.1 Dedication<text:tab/>8</text:p>
          <text:p text:style-name="P87">1.2 Acknowledgments<text:tab/>8</text:p>
          <text:p text:style-name="P87">1.3 Website And Support Email List<text:tab/>8</text:p>
          <text:p text:style-name="P87">1.4 Recommended Weekly Sequence When Teaching A Class With This Book<text:tab/>8</text:p>
          <text:p text:style-name="P86">2 Introduction<text:tab/>9</text:p>
          <text:p text:style-name="P87">2.1 Patterns And STEM<text:tab/>9</text:p>
          <text:p text:style-name="P86">3 Patterns And Pattern Spaces<text:tab/>10</text:p>
          <text:p text:style-name="P87">3.1 Exploring A Permutation Pattern Space<text:tab/>10</text:p>
          <text:p text:style-name="P88">3.1.1 Generating Permutation Patterns With PermutationsList()<text:tab/>10</text:p>
          <text:p text:style-name="P88">3.1.2 The Permutations() Function And The Enormous Pattern Spaces It Can Work With<text:tab/>14</text:p>
          <text:p text:style-name="P87">3.2 Tools For Moving Through A Pattern Space<text:tab/>16</text:p>
          <text:p text:style-name="P88">3.2.1 Walking Through A Pattern Space With Pencil And Paper<text:tab/>16</text:p>
          <text:p text:style-name="P88">3.2.2 Flying A Spacecraft Through A Pattern Space With A Loop Based Program<text:tab/>17</text:p>
          <text:p text:style-name="P85">3.2.2.1 A Pattern Space Can Quickly Become Too Vast For Even A Computer "Spacecraft" To Traverse<text:tab/>18</text:p>
          <text:p text:style-name="P88">3.2.3 Hyperspace Jumping Through A Pattern Space With Mathematical Formulas And Theorems<text:tab/>20</text:p>
          <text:p text:style-name="P85">3.2.3.1 Beginning The Search For An Integer Summing Jump Point<text:tab/>20</text:p>
          <text:p text:style-name="P85">3.2.3.2 Switching To Mathematical Notation<text:tab/>23</text:p>
          <text:p text:style-name="P88">3.2.4 Formulas And Theorems Are Like Hyperspace Jump Points<text:tab/>27</text:p>
          <text:p text:style-name="P88">3.2.5 The Greek Letter Sigma () Is Used In Mathematical Notation To Represent The Sum Operation<text:tab/>28</text:p>
          <text:p text:style-name="P85">3.2.5.1 Summing Without Applying An Operation<text:tab/>28</text:p>
          <text:p text:style-name="P85">3.2.5.2 Applying An Operation While Summing<text:tab/>29</text:p>
          <text:p text:style-name="P88">3.2.6 Mathematical Notation Was Designed To Relay Complex Ideas With A Minimum Amount Of Writing (Or Typing!)<text:tab/>30</text:p>
          <text:p text:style-name="P85">3.2.6.1 Knowing How To Program Makes Learning Mathematics Easier<text:tab/>30</text:p>
          <text:p text:style-name="P85">3.2.6.2 Using Juxtaposition Notation For Multiplication Instead Of The * Operator In Mathematical Notation<text:tab/>30</text:p>
          <text:p text:style-name="P87">3.3 Exercises<text:tab/>31</text:p>
          <text:p text:style-name="P88">3.3.1 Exercise 1<text:tab/>31</text:p>
          <text:p text:style-name="P88">3.3.2 Exercise 2<text:tab/>32</text:p>
          <text:p text:style-name="P88">3.3.3 Exercise 3<text:tab/>32</text:p>
          <text:p text:style-name="P88">3.3.4 Exercise 4<text:tab/>32</text:p>
          <text:p text:style-name="P88">3.3.5 Exercise 5<text:tab/>34</text:p>
          <text:p text:style-name="P88"><text:soft-page-break/>3.3.6 Exercise 6<text:tab/>35</text:p>
          <text:p text:style-name="P86">4 Number System Patterns (Some Have Big Gaps, Some Have Small Gaps or No Gaps)<text:tab/>36</text:p>
          <text:p text:style-name="P87">4.1 Number Systems Which Have Big Gaps<text:tab/>36</text:p>
          <text:p text:style-name="P88">4.1.1 - The Natural (Or Counting) Numbers<text:tab/>36</text:p>
          <text:p text:style-name="P88">4.1.2 The Integers (Natural Numbers Plus Their Negative Counterparts)<text:tab/>37</text:p>
          <text:p text:style-name="P88">4.1.3 The Big Gaps Which Exist Between Natural Numbers And Integers<text:tab/>38</text:p>
          <text:p text:style-name="P85">4.1.3.1 Zooming Into The Area Between The Integers 0 And 1<text:tab/>38</text:p>
          <text:p text:style-name="P88">4.1.4 Natural Numbers And Integers Are Used When Counting Things; Discrete Mathematics<text:tab/>39</text:p>
          <text:p text:style-name="P87">4.2 The Rational Numbers, A Number System Which Has Small Gaps<text:tab/>40</text:p>
          <text:p text:style-name="P88">4.2.1 The Rational Number System Contains Equivalents To All The Integers<text:tab/>40</text:p>
          <text:p text:style-name="P88">4.2.2 Zooming Into The Area Between The Rational Numbers 0/1 And 1/1<text:tab/>41</text:p>
          <text:p text:style-name="P88">4.2.3 Going Beyond One Level In The Zoom (All Rational Numbers Have An Infinite Number Of Rational Numbers Between Them)<text:tab/>42</text:p>
          <text:p text:style-name="P88">4.2.4 Irrational Numbers<text:tab/>43</text:p>
          <text:p text:style-name="P87">4.3 The Real Numbers And Decimal Representations<text:tab/>43</text:p>
          <text:p text:style-name="P88">4.3.1 Obtaining Decimal Representations Of Real Numbers With N()<text:tab/>44</text:p>
          <text:p text:style-name="P88">4.3.2 Obtaining Decimal Representations Of Rational Numbers With N()<text:tab/>45</text:p>
          <text:p text:style-name="P88">4.3.3 Obtaining Rational Representations Of Decimal Numbers<text:tab/>47</text:p>
          <text:p text:style-name="P88">4.3.4 Zooming Into The Area Between The Real Numbers 0.0 And 1.0<text:tab/>47</text:p>
          <text:p text:style-name="P88">4.3.5 Going Beyond One Level In The Zoom (All Real Numbers Have An Infinite Number Of Real Numbers Between Them)<text:tab/>48</text:p>
          <text:p text:style-name="P88">4.3.6 Rational Numbers And Real Numbers Are Used When Measuring Things; Continuous Mathematics<text:tab/>49</text:p>
          <text:p text:style-name="P88">4.3.7 Imaginary Numbers And Complex Numbers Will Be Covered Later<text:tab/>49</text:p>
          <text:p text:style-name="P87">4.4 Exercises<text:tab/>49</text:p>
          <text:p text:style-name="P88">4.4.1 Exercise 1<text:tab/>50</text:p>
          <text:p text:style-name="P88">4.4.2 Exercise 2<text:tab/>50</text:p>
          <text:p text:style-name="P88">4.4.3 Exercise 3<text:tab/>51</text:p>
          <text:p text:style-name="P88">4.4.4 Exercise 4<text:tab/>51</text:p>
          <text:p text:style-name="P88">4.4.5 Exercise 5<text:tab/>51</text:p>
          <text:p text:style-name="P88">4.4.6 Exercise 6<text:tab/>51</text:p>
          <text:p text:style-name="P88">4.4.7 Exercise 7<text:tab/>51</text:p>
          <text:p text:style-name="P86">5 The Modeling And Simulation Of Systems<text:tab/>52</text:p>
          <text:p text:style-name="P86">6 Counting Based Simulations Which Use Probability<text:tab/>53</text:p>
          <text:p text:style-name="P87">6.1 Rules Related To Probability<text:tab/>54</text:p>
          <text:p text:style-name="P87">6.2 The Three Kinds Of Probabilities<text:tab/>55</text:p>
          <text:p text:style-name="P88">6.2.1 Subjective Probability<text:tab/>55</text:p>
          <text:p text:style-name="P88">6.2.2 Theoretical Probability<text:tab/>55</text:p>
          <text:p text:style-name="P85">6.2.2.1 Calculating The Probability That A Single Die Will Come Up 5 <text:soft-page-break/>When Rolled Using Theory<text:tab/>56</text:p>
          <text:p text:style-name="P88">6.2.3 Empirical Probability<text:tab/>58</text:p>
          <text:p text:style-name="P85">6.2.3.1 Determining The Probability That A Single Die Will Come Up 5 When Rolled Using Simulation; The Law Of Large Numbers<text:tab/>58</text:p>
          <text:p text:style-name="P88">6.2.4 Histograms<text:tab/>61</text:p>
          <text:p text:style-name="P85">6.2.4.1 Plain Histogram With No Title<text:tab/>61</text:p>
          <text:p text:style-name="P85">6.2.4.2 Adding A Title To A Histogram And The Options Operator (-&gt;)<text:tab/>62</text:p>
          <text:p text:style-name="P85">6.2.4.3 Histogram With Configured Bins<text:tab/>63</text:p>
          <text:p text:style-name="P85">6.2.4.4 Histogram With Two 1's<text:tab/>64</text:p>
          <text:p text:style-name="P85">6.2.4.5 Histogram With Three 5's<text:tab/>65</text:p>
          <text:p text:style-name="P85">6.2.4.6 Histogram With Axes Labels And Data Series Titles<text:tab/>66</text:p>
          <text:p text:style-name="P88">6.2.5 A Histogram Which Shows The Result Of Rolling A Single Simulated Die 1000 Times<text:tab/>67</text:p>
          <text:p text:style-name="P88">6.2.6 A Histogram Which Shows The Result Of Rolling Two Simulated Dice 1000 Times<text:tab/>68</text:p>
          <text:p text:style-name="P87">6.3 Exercises<text:tab/>69</text:p>
          <text:p text:style-name="P88">6.3.1 Exercise 1<text:tab/>70</text:p>
          <text:p text:style-name="P88">6.3.2 Exercise 2<text:tab/>70</text:p>
          <text:p text:style-name="P88">6.3.3 Exercise 3<text:tab/>70</text:p>
          <text:p text:style-name="P88">6.3.4 Exercise 4<text:tab/>70</text:p>
          <text:p text:style-name="P88">6.3.5 Exercise 5<text:tab/>70</text:p>
          <text:p text:style-name="P88">6.3.6 Exercise 6<text:tab/>71</text:p>
          <text:p text:style-name="P88">6.3.7 Exercise 7<text:tab/>71</text:p>
          <text:p text:style-name="P88">6.3.8 Exercise 8<text:tab/>71</text:p>
          <text:p text:style-name="P88">6.3.9 Exercise 9<text:tab/>71</text:p>
          <text:p text:style-name="P86">7 Monte Carlo Simulations<text:tab/>72</text:p>
          <text:p text:style-name="P87">7.1 The Three Doors Game<text:tab/>74</text:p>
          <text:p text:style-name="P87">7.2 In A Room Full Of People, What Is The Probability That At Least Two Will Have The Same Birthday?<text:tab/>75</text:p>
          <text:p text:style-name="P87">7.3 What Is The Probability Of A Family With Four Children Having Exactly Three Boys?<text:tab/>78</text:p>
          <text:p text:style-name="P87">7.4 What Is The Probability Of Having Three Or More Hits In Five Basketball Free throws?<text:tab/>80</text:p>
          <text:p text:style-name="P87">7.5 Shooting At A Target<text:tab/>82</text:p>
          <text:p text:style-name="P87">7.6 Two Stacks Of 10 Pennies<text:tab/>84</text:p>
          <text:p text:style-name="P87">7.7 Vending Machine Simulation<text:tab/>86</text:p>
          <text:p text:style-name="P87">7.8 Card Game Simulations<text:tab/>90</text:p>
          <text:p text:style-name="P88">7.8.1 The Probability Of Obtaining A Hand With Two Of A Kind In Cards<text:tab/>90</text:p>
          <text:p text:style-name="P88">7.8.2 The Probability Of Obtaining Two Pairs Vs. Three Of A Kind In Cards<text:tab/>91</text:p>
          <text:p text:style-name="P88">7.8.3 Modeling A Deck Of Cards<text:tab/>92</text:p>
          <text:p text:style-name="P87">7.9 A Random Walk Simulation<text:tab/>93</text:p>
          <text:p text:style-name="P87">7.10 Exercises<text:tab/>95</text:p>
          <text:p text:style-name="P88"><text:soft-page-break/>7.10.1 Exercise 1<text:tab/>96</text:p>
          <text:p text:style-name="P88">7.10.2 Exercise 2<text:tab/>96</text:p>
          <text:p text:style-name="P88">7.10.3 Exercise 3<text:tab/>96</text:p>
          <text:p text:style-name="P88">7.10.4 Exercise 4<text:tab/>96</text:p>
          <text:p text:style-name="P88">7.10.5 Exercise 5<text:tab/>97</text:p>
          <text:p text:style-name="P88">7.10.6 Exercise 6 (extra credit)<text:tab/>97</text:p>
          <text:p text:style-name="P86">8 The AskUser(), TellUser(), and ToAtom() Functions<text:tab/>98</text:p>
          <text:p text:style-name="P87">8.1 AskUser()<text:tab/>98</text:p>
          <text:p text:style-name="P87">8.2 TellUser()<text:tab/>99</text:p>
          <text:p text:style-name="P87">8.3 Using AskUser() and TellUser() Together In a Repeat() Loop<text:tab/>99</text:p>
          <text:p text:style-name="P87">8.4 Exercises<text:tab/>100</text:p>
          <text:p text:style-name="P88">8.4.1 Exercise 1<text:tab/>100</text:p>
          <text:p text:style-name="P88">8.4.2 Exercise 2<text:tab/>101</text:p>
          <text:p text:style-name="P86">9 Mathematical Formulas, The Solve() Function, Mathematical Functions, And Static Plotting<text:tab/>102</text:p>
          <text:p text:style-name="P87">9.1 Applied Mathematics And Formulas<text:tab/>102</text:p>
          <text:p text:style-name="P87">9.2 Rearranging Formulas With The == Operator And The Solve() Function<text:tab/>103</text:p>
          <text:p text:style-name="P87">9.3 Turning A Formula Into An Explicit Function; Independent And Dependent Variables<text:tab/>105</text:p>
          <text:p text:style-name="P87">9.4 The Domain And Range Of A Function<text:tab/>106</text:p>
          <text:p text:style-name="P87">9.5 Plotting A Function (Obtaining A Graphic "Map" Of A Function's Pattern Space)<text:tab/>107</text:p>
          <text:p text:style-name="P88">9.5.1 Generating 11 Points With A ForEach Loop And Plotting Them With ScatterPlot()<text:tab/>108</text:p>
          <text:p text:style-name="P88">9.5.2 Analyzing The Plotted Points With Cross Hairs And Mouse Pointer Hovering<text:tab/>110</text:p>
          <text:p text:style-name="P88">9.5.3 Generating 11 Points With Table() And Plotting Them With ScatterPlot()<text:tab/>110</text:p>
          <text:p text:style-name="P88">9.5.4 Generating More Accurate Plots With Table() And ScatterPlot()<text:tab/>112</text:p>
          <text:p text:style-name="P88">9.5.5 Generating Points With Plot2D But Not Plotting Them<text:tab/>114</text:p>
          <text:p text:style-name="P88">9.5.6 Plotting A Function With Plot2D()<text:tab/>115</text:p>
          <text:p text:style-name="P88">9.5.7 Calculating The Rate Of Change Of The Function f(t) = 55t; Rise Over Run; Slope<text:tab/>117</text:p>
          <text:p text:style-name="P85">9.5.7.1 Calculating The Slope Using Two Adjacent Points<text:tab/>118</text:p>
          <text:p text:style-name="P85">9.5.7.2 Calculating The Slope Using Two Points Which Are Not Adjacent<text:tab/>119</text:p>
          <text:p text:style-name="P85">9.5.7.3 Using Randomly Selected Points To Calculate The Slope<text:tab/>120</text:p>
          <text:p text:style-name="P87">9.6 Exercises<text:tab/>123</text:p>
          <text:p text:style-name="P88">9.6.1 Exercise 1<text:tab/>123</text:p>
          <text:p text:style-name="P88">9.6.2 Exercise 2<text:tab/>124</text:p>
          <text:p text:style-name="P88">9.6.3 Exercise 3<text:tab/>124</text:p>
          <text:p text:style-name="P88">9.6.4 Exercise 4<text:tab/>124</text:p>
          <text:p text:style-name="P86"><text:soft-page-break/>10 Introduction To The GeoGebra Plugin; Dynamic Equations; Simple Linear Simulations<text:tab/>125</text:p>
          <text:p text:style-name="P87">10.1 An Overview Of The GeoGebra GUI<text:tab/>125</text:p>
          <text:p text:style-name="P87">10.2 Adding Points To The Drawing Pad<text:tab/>127</text:p>
          <text:p text:style-name="P87">10.3 Adding Lines To The Drawing Pad<text:tab/>129</text:p>
          <text:p text:style-name="P87">10.4 Plotting Functions On The Drawing Pad<text:tab/>130</text:p>
          <text:p text:style-name="P88">10.4.1 Adjusting The Scale Of The Range Axis<text:tab/>132</text:p>
          <text:p text:style-name="P87">10.5 Plotting A Line Which Has A Slope Of 55<text:tab/>133</text:p>
          <text:p text:style-name="P87">10.6 Plotting Functions Of Lines Which Have Negative Slopes<text:tab/>134</text:p>
          <text:p text:style-name="P87">10.7 Dynamically Changing The Slope Of A Line<text:tab/>135</text:p>
          <text:p text:style-name="P88">10.7.1 A Better Looking GeoGebra Slope Simulation<text:tab/>136</text:p>
          <text:p text:style-name="P87">10.8 The %geogebra Fold<text:tab/>137</text:p>
          <text:p text:style-name="P88">10.8.1 Entering A Function Into GeoGebra In Order To Dynamically Change It<text:tab/>138</text:p>
          <text:p text:style-name="P87">10.9 The GeoGebraPoint() Function<text:tab/>139</text:p>
          <text:p text:style-name="P88">10.9.1 Plotting 5 Random Points On The Drawing Pad<text:tab/>139</text:p>
          <text:p text:style-name="P88">10.9.2 Simulating A Ball Falling At A Constant Rate<text:tab/>140</text:p>
          <text:p text:style-name="P85">10.9.2.1 Adding A Line To The Simulation And Tracing It<text:tab/>141</text:p>
          <text:p text:style-name="P88">10.9.3 Moving A Point At A Specified Slope<text:tab/>143</text:p>
          <text:p text:style-name="P88">10.9.4 Simulating A Random Walk<text:tab/>143</text:p>
          <text:p text:style-name="P88">10.9.5 A Simple Bouncing Ball Simulation<text:tab/>144</text:p>
          <text:p text:style-name="P87">10.10 The GeoGebraPlot() Function<text:tab/>147</text:p>
          <text:p text:style-name="P87">10.11 Exercises<text:tab/>147</text:p>
          <text:p text:style-name="P88">10.11.1 Exercise 1<text:tab/>148</text:p>
          <text:p text:style-name="P88">10.11.2 Exercise 2<text:tab/>148</text:p>
          <text:p text:style-name="P88">10.11.3 Exercise 3<text:tab/>149</text:p>
          <text:p text:style-name="P88">10.11.4 Exercise 4<text:tab/>149</text:p>
          <text:p text:style-name="P88">10.11.5 Exercise 5<text:tab/>149</text:p>
          <text:p text:style-name="P88">10.11.6 Exercise 6<text:tab/>149</text:p>
          <text:p text:style-name="P88">10.11.7 Exercise 7<text:tab/>150</text:p>
          <text:p text:style-name="P88">10.11.8 Exercise 8<text:tab/>150</text:p>
          <text:p text:style-name="P86">11 Calculating And Simulating The Throwing Of A Ball Into The Air With Gravity<text:tab/>152</text:p>
          <text:p text:style-name="P87">11.1 Analysis Of Throwing A Ball Into The Air With Gravity<text:tab/>153</text:p>
          <text:p text:style-name="P87">11.2 Showing Only The Ball<text:tab/>153</text:p>
          <text:p text:style-name="P87">11.3 Ball + Plot Of The Distance vs. Time Function<text:tab/>155</text:p>
          <text:p text:style-name="P87">11.4 Ball + Plot Of The Distance Vs. Time Function + Slope<text:tab/>156</text:p>
          <text:p text:style-name="P87">11.5 Plotting Velocity Vs. Time<text:tab/>156</text:p>
          <text:p text:style-name="P88">11.5.1 Velocity Vs. Time Indicated By Tracing The Velocity Point<text:tab/>157</text:p>
          <text:p text:style-name="P88">11.5.2 Velocity Vs. Time Indicated By Tracing The Velocity Point <text:s/>And Showing The Velocity Vs. Time Function<text:tab/>158</text:p>
          <text:p text:style-name="P88">11.5.3 Showing Only The Distance Vs. Time And Velocity Vs. Time Functions<text:soft-page-break/><text:tab/>158</text:p>
          <text:p text:style-name="P87">11.6 A Little Bit Of Calculus<text:tab/>159</text:p>
          <text:p text:style-name="P87">11.7 Finding The Velocity Vs. Time Function From The Distance Vs. Time Function Using Differentiation From Calculus<text:tab/>161</text:p>
          <text:p text:style-name="P87">11.8 Finding The Distance Vs. Time Function From The Velocity Vs. Time Function Using Integration From Calculus<text:tab/>163</text:p>
          <text:p text:style-name="P87">11.9 Calculating When The Ball Is On The Ground<text:tab/>165</text:p>
          <text:p text:style-name="P87">11.10 Calculating When The Ball Has Reached The Highest Point In Its Path<text:tab/>166</text:p>
          <text:p text:style-name="P87">11.11 Simulation Of Dropping A Ball With Gravity<text:tab/>167</text:p>
          <text:p text:style-name="P88">11.11.1 How The Line y := y + v*dt Works<text:tab/>169</text:p>
          <text:p text:style-name="P88">11.11.2 How The Line v := v + g*dt Works<text:tab/>170</text:p>
          <text:p text:style-name="P87">11.12 Throwing A Ball Vertically Into The Air With Gravity<text:tab/>170</text:p>
          <text:p text:style-name="P87">11.13 Throwing A Ball Horizontally With Gravity<text:tab/>171</text:p>
          <text:p text:style-name="P87">11.14 Exercises<text:tab/>172</text:p>
          <text:p text:style-name="P88">11.14.1 Exercise 1<text:tab/>173</text:p>
          <text:p text:style-name="P88">11.14.2 Exercise 2<text:tab/>173</text:p>
          <text:p text:style-name="P88">11.14.3 Exercise 3<text:tab/>173</text:p>
          <text:p text:style-name="P88">11.14.4 Exercise 4<text:tab/>173</text:p>
          <text:p text:style-name="P88">11.14.5 Exercise 5<text:tab/>174</text:p>
          <text:p text:style-name="P88">11.14.6 Exercise 6<text:tab/>174</text:p>
        </text:index-body>
      </text:table-of-content>
      <text:p text:style-name="Standard"><text:bookmark-end text:name="DDE_LINK22"/></text:p>
      <text:h text:style-name="P9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039909906" text:style-name="List_20_1">
        <text:list-item>
          <text:p text:style-name="P90"><text:bookmark-start text:name="DDE_LINK"/>Week 7: Sections<text:bookmark-end text:name="DDE_LINK"/> 1-3.</text:p>
        </text:list-item>
        <text:list-item>
          <text:p text:style-name="P90">Week 8: Section 4</text:p>
        </text:list-item>
        <text:list-item>
          <text:p text:style-name="P90">Week 9: Sections 5-6</text:p>
        </text:list-item>
        <text:list-item>
          <text:p text:style-name="P90">Week 10: Section 7</text:p>
        </text:list-item>
        <text:list-item>
          <text:p text:style-name="P90">Week 11: Sections 8-9</text:p>
        </text:list-item>
        <text:list-item>
          <text:p text:style-name="P90">Week 12: Exam</text:p>
        </text:list-item>
        <text:list-item>
          <text:p text:style-name="P90">Week 13: Section 10</text:p>
        </text:list-item>
        <text:list-item>
          <text:p text:style-name="P90">Week 14: Section 11</text:p>
        </text:list-item>
        <text:list-item>
          <text:p text:style-name="P90">Week 15: TBD</text:p>
        </text:list-item>
        <text:list-item>
          <text:p text:style-name="P90">Week 16: Exam</text:p>
          <text:p text:style-name="P90"/>
        </text:list-item>
      </text:list>
      <text:h text:style-name="P98"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084968545"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4">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1"><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1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2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19"><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0"><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2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2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2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4"><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7"><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8"><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3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4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1"><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42"><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4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4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0"><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5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3"><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55"><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57"><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5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59"><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60"><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555021602" text:style-name="L1">
        <text:list-header>
          <text:p text:style-name="P92"><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2"><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2"><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792222099"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1"><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547451321"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258890847" text:continue-numbering="true" text:style-name="L2">
        <text:list-item>
          <text:p text:style-name="P93">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2"><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6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4"><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6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69"><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7"><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68"><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70"><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7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5"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2"><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text:soft-page-break/></text:p>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text:soft-page-break/></text:p>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4"><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9" text:outline-level="3">Exercise 1</text:h>
      <text:p text:style-name="P49">In a room full of 5 people, what is the probability that at least two of them will have the same zodiac sign?</text:p>
      <text:h text:style-name="P99"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9"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6"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6"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73"><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3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9"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9" text:outline-level="3">Generating More Accurate Plots With Table() And ScatterPlot()</text:h>
      <text:p text:style-name="P49">The plots of the function<draw:frame draw:style-name="fr4" draw:name="Object103" text:anchor-type="as-char" svg:width="0.7366in" svg:height="0.2008in" draw:z-index="14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48"><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54"><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75"><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76"><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77"><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8"><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56"><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4"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9"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9"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179809005" text:style-name="L3">
        <text:list-item>
          <text:p text:style-name="P89"><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9"><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9"><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89"><text:span text:style-name="T6">Input Text Field</text:span> - This text filed enables GeoGebra commands to be entered one at a time.</text:p>
        </text:list-item>
        <text:list-item>
          <text:p text:style-name="P89"><text:span text:style-name="T6">Domain Axis</text:span> - The <text:span text:style-name="T6">horizontal</text:span> axis which is on the bottom of the drawing pad. <text:s/>It is also referred to as the <text:span text:style-name="T6">x</text:span> axis.</text:p>
        </text:list-item>
        <text:list-item>
          <text:p text:style-name="P89"><text:span text:style-name="T6">Range Axis</text:span> - The <text:span text:style-name="T6">vertical</text:span> axis which is on the left side of the drawing pad. <text:s/>It is also referred to as the <text:span text:style-name="T6">y</text:span> axis.</text:p>
        </text:list-item>
        <text:list-item>
          <text:p text:style-name="P89"><text:span text:style-name="T6">Undo, Redo, And Reset Buttons</text:span> - The undo and redo buttons simply undo and redo actions which have been performed in GeoGebra. <text:s/>The reset button erases all entered work.</text:p>
        </text:list-item>
        <text:list-item>
          <text:p text:style-name="P89"><text:span text:style-name="T6">Object Select/Move Button</text:span> - When this button is selected, the mouse pointer can be used to select mathematical objects in the drawing pad and move them if desired.</text:p>
        </text:list-item>
        <text:list-item>
          <text:p text:style-name="P89"><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9"><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text:soft-page-break/>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text:soft-page-break/>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oft-page-break/><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oft-page-break/><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text:soft-page-break/>%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oft-page-break/><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soft-page-break/></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99"><draw:image xlink:href="Pictures/1000000000001EC900000E80F65B92BD.png" xlink:type="simple" xlink:show="embed" xlink:actuate="onLoad"/></draw:frame></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text:soft-page-break/>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soft-page-break/></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2"><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5"><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6"><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8"><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5"><text:soft-page-break/>%/mathpiper<text:bookmark-end text:name="DDE_LINK44"/></text:p>
      <text:p text:style-name="Text_20_body">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text:soft-page-break/>How The Line y := y + v*dt Works</text:h>
      <text:p text:style-name="Text_20_body">An especially important line of code in the above program is <text:span text:style-name="T6">y := y + v*dt</text:span> which <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text:soft-page-break/>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28">//Time delay.</text:span></text:p>
      <text:p text:style-name="P47"><text:s text:c="4"/>currentTime <text:span text:style-name="T38">:=</text:span> <text:span text:style-name="T39">SystemTimer</text:span><text:span text:style-name="T5">()</text:span>;</text:p>
      <text:p text:style-name="P47"><text:s text:c="4"/>futureTime <text:span text:style-name="T38">:=</text:span> currentTime <text:span text:style-name="T5">+</text:span> <text:span text:style-name="T7">10000000</text:span>; <text:span text:style-name="T28">//10000000 nanoseconds = .01 second.</text:span></text:p>
      <text:p text:style-name="P4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oft-page-break/>(<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text:soft-page-break/>bounces differently than the other ones. <text:s/>Also 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7 - <text:date style:data-style-name="N37" text:date-value="2010-03-25T19:18:06">03/25/10</text:date><text:tab/>Exploring STEM With MathPiper<text:tab/><text:page-number text:select-page="current">6</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3-25T19:18:06</dc:date>
    <meta:editing-cycles>856</meta:editing-cycles>
    <meta:editing-duration>PT466H31M38S</meta:editing-duration>
    <meta:document-statistic meta:table-count="31" meta:image-count="58" meta:object-count="120" meta:page-count="174" meta:paragraph-count="3242" meta:word-count="36677" meta:character-count="23937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